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ffffff" draw:fill="solid" draw:fill-color="#dddddd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hatch" draw:fill-color="#ffffff" draw:fill-hatch-name="Black_20_45_20_Degrees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1cm" svg:stroke-color="#999999" draw:marker-end="Arrow" draw:marker-end-width="0.3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draw:fill-color="#ffffff" draw:opacity="100%" draw:textarea-horizontal-align="left" draw:auto-grow-height="true" draw:auto-grow-width="true" fo:min-height="0.403cm" fo:min-width="2.754cm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svg:stroke-width="0cm" svg:stroke-color="#999999" draw:marker-start-width="0.05cm" draw:marker-end-width="0.05cm" draw:fill="solid" draw:fill-color="#dddddd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width="0.1cm" svg:stroke-color="#000000" draw:fill="none" draw:fill-color="#ffffff" draw:opacity="100%" draw:textarea-horizontal-align="left" draw:auto-grow-height="true" draw:auto-grow-width="true" fo:min-height="0.403cm" fo:min-width="2.542cm" fo:padding-top="0.175cm" fo:padding-bottom="0.175cm" fo:padding-left="0.3cm" fo:padding-right="0.3cm" draw:shadow-opacity="100%"/>
    </style:style>
    <style:style style:name="gr11" style:family="graphic" style:parent-style-name="objectwithoutfill">
      <style:graphic-properties draw:stroke="dash" draw:stroke-dash="Fine_20_Dashed" svg:stroke-width="0.1cm" svg:stroke-color="#999999" draw:marker-end="Arrow" draw:marker-end-width="0.3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draw:opacity="100%" draw:textarea-horizontal-align="left" draw:auto-grow-height="true" draw:auto-grow-width="true" fo:min-height="0.403cm" fo:min-width="2.965cm" fo:padding-top="0.175cm" fo:padding-bottom="0.175cm" fo:padding-left="0.3cm" fo:padding-right="0.3cm" draw:shadow-opacity="100%"/>
    </style:style>
    <style:style style:name="gr13" style:family="graphic" style:parent-style-name="standard">
      <style:graphic-properties svg:stroke-color="#000000" draw:fill="hatch" draw:fill-color="#ffffff" draw:fill-hatch-name="Black_20_45_20_Degrees" draw:textarea-horizontal-align="justify" draw:textarea-vertical-align="middle" draw:auto-grow-height="false" fo:min-height="0.25cm" fo:min-width="0cm"/>
    </style:style>
    <style:style style:name="gr14" style:family="graphic" style:parent-style-name="standard">
      <style:graphic-properties draw:stroke="none" svg:stroke-width="0.1cm" svg:stroke-color="#000000" draw:fill="none" draw:fill-color="#ffffff" draw:opacity="100%" draw:textarea-horizontal-align="left" draw:auto-grow-height="true" draw:auto-grow-width="true" fo:min-height="0.403cm" fo:min-width="1.06cm" fo:padding-top="0.175cm" fo:padding-bottom="0.175cm" fo:padding-left="0.3cm" fo:padding-right="0.3cm" draw:shadow-opacity="100%"/>
    </style:style>
    <style:style style:name="gr15" style:family="graphic" style:parent-style-name="standard">
      <style:graphic-properties draw:stroke="none" svg:stroke-width="0.1cm" svg:stroke-color="#000000" draw:fill="none" draw:fill-color="#ffffff" draw:opacity="100%" draw:textarea-horizontal-align="left" draw:auto-grow-height="true" draw:auto-grow-width="true" fo:min-height="0.403cm" fo:min-width="2.33cm" fo:padding-top="0.175cm" fo:padding-bottom="0.175cm" fo:padding-left="0.3cm" fo:padding-right="0.3cm" draw:shadow-opacity="100%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0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5cm" fo:min-width="0cm"/>
    </style:style>
    <style:style style:name="gr1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03cm" fo:min-width="2.33cm" fo:padding-top="0.175cm" fo:padding-bottom="0.175cm" fo:padding-left="0.3cm" fo:padding-right="0.3cm"/>
    </style:style>
    <style:style style:name="gr19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25cm" fo:min-width="0cm"/>
    </style:style>
    <style:style style:name="gr20" style:family="graphic" style:parent-style-name="objectwithoutfill">
      <style:graphic-properties svg:stroke-width="0.025cm" svg:stroke-color="#000000" draw:marker-start-width="0.087cm" draw:marker-end="Arrow" draw:marker-end-width="0.187cm" draw:fill="none" draw:textarea-vertical-align="middle" fo:padding-top="0.137cm" fo:padding-bottom="0.137cm" fo:padding-left="0.262cm" fo:padding-right="0.26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0.696cm" fo:padding-top="0.1cm" fo:padding-bottom="0.1cm" fo:padding-left="0.1cm" fo:padding-right="0.1cm"/>
    </style:style>
    <style:style style:name="gr22" style:family="graphic" style:parent-style-name="objectwithoutfill">
      <style:graphic-properties svg:stroke-width="0cm" svg:stroke-color="#000000" draw:marker-start-width="0.2cm" draw:marker-end="Arrow" draw:marker-end-width="0.2cm" draw:fill="none" draw:textarea-vertical-align="middle" fo:padding-top="0.125cm" fo:padding-bottom="0.125cm" fo:padding-left="0.25cm" fo:padding-right="0.25cm"/>
    </style:style>
    <style:style style:name="gr23" style:family="graphic" style:parent-style-name="standard">
      <style:graphic-properties draw:stroke="dash" draw:stroke-dash="Fine_20_Dashed" svg:stroke-width="0.05cm" svg:stroke-color="#000000" draw:marker-start-width="0.275cm" draw:marker-end-width="0.275cm" draw:fill="none" draw:textarea-horizontal-align="justify" draw:textarea-vertical-align="middle" draw:auto-grow-height="false" fo:min-height="8.2cm" fo:min-width="14.95cm" fo:padding-top="0.15cm" fo:padding-bottom="0.15cm" fo:padding-left="0.275cm" fo:padding-right="0.275cm"/>
    </style:style>
    <style:style style:name="gr24" style:family="graphic" style:parent-style-name="standard">
      <style:graphic-properties draw:stroke="dash" draw:stroke-dash="Fine_20_Dashed" svg:stroke-width="0.05cm" svg:stroke-color="#000000" draw:marker-start-width="0.275cm" draw:marker-end-width="0.275cm" draw:fill="none" draw:textarea-horizontal-align="justify" draw:textarea-vertical-align="middle" draw:auto-grow-height="false" fo:min-height="5.2cm" fo:min-width="14.95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399cm" fo:min-width="4.024cm"/>
    </style:style>
    <style:style style:name="gr26" style:family="graphic" style:parent-style-name="standard">
      <style:graphic-properties svg:stroke-width="0.025cm" svg:stroke-color="#000000" draw:marker-start-width="0.087cm" draw:marker-end-width="0.087cm" draw:fill="solid" draw:fill-color="#ffffff" draw:textarea-horizontal-align="justify" draw:textarea-vertical-align="middle" draw:auto-grow-height="false" fo:min-height="0.5cm" fo:min-width="0.286cm" fo:padding-top="0.137cm" fo:padding-bottom="0.137cm" fo:padding-left="0.262cm" fo:padding-right="0.262cm"/>
    </style:style>
    <style:style style:name="gr27" style:family="graphic" style:parent-style-name="standard">
      <style:graphic-properties svg:stroke-width="0.025cm" svg:stroke-color="#000000" draw:marker-start-width="0.087cm" draw:marker-end-width="0.087cm" draw:fill="solid" draw:fill-color="#ffffff" draw:textarea-horizontal-align="justify" draw:textarea-vertical-align="middle" draw:auto-grow-height="false" fo:min-height="0.5cm" fo:min-width="0.285cm" fo:padding-top="0.137cm" fo:padding-bottom="0.137cm" fo:padding-left="0.262cm" fo:padding-right="0.262cm"/>
    </style:style>
    <style:style style:name="gr28" style:family="graphic" style:parent-style-name="standard">
      <style:graphic-properties svg:stroke-width="0.025cm" svg:stroke-color="#000000" draw:marker-start-width="0.087cm" draw:marker-end-width="0.087cm" draw:fill="solid" draw:fill-color="#ff0000" draw:textarea-horizontal-align="justify" draw:textarea-vertical-align="middle" draw:auto-grow-height="false" fo:min-height="0.5cm" fo:min-width="0.286cm" fo:padding-top="0.137cm" fo:padding-bottom="0.137cm" fo:padding-left="0.262cm" fo:padding-right="0.262cm"/>
    </style:style>
    <style:style style:name="gr29" style:family="graphic" style:parent-style-name="standard">
      <style:graphic-properties svg:stroke-width="0.025cm" svg:stroke-color="#000000" draw:marker-start-width="0.087cm" draw:marker-end-width="0.087cm" draw:fill="solid" draw:fill-color="#ffff00" draw:textarea-horizontal-align="justify" draw:textarea-vertical-align="middle" draw:auto-grow-height="false" fo:min-height="0.5cm" fo:min-width="0.286cm" fo:padding-top="0.137cm" fo:padding-bottom="0.137cm" fo:padding-left="0.262cm" fo:padding-right="0.262cm"/>
    </style:style>
    <style:style style:name="gr30" style:family="graphic" style:parent-style-name="standard">
      <style:graphic-properties svg:stroke-width="0.05cm" svg:stroke-color="#000000" draw:marker-start-width="0.125cm" draw:marker-end="Arrow" draw:marker-end-width="0.225cm" draw:fill="none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2cm" fo:min-width="1.391cm" fo:padding-top="0.175cm" fo:padding-bottom="0.175cm" fo:padding-left="0.3cm" fo:padding-right="0.3cm"/>
    </style:style>
    <style:style style:name="gr32" style:family="graphic" style:parent-style-name="standard">
      <style:graphic-properties svg:stroke-width="0.05cm" svg:stroke-color="#000000" draw:marker-start-width="0.075cm" draw:marker-end="Arrow" draw:marker-end-width="0.25cm" draw:fill="none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svg:stroke-width="0.05cm" svg:stroke-color="#000000" draw:marker-start-width="0.05cm" draw:marker-end="Arrow" draw:marker-end-width="0.25cm" draw:fill="none" draw:textarea-horizontal-align="center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39cm"/>
    </style:style>
    <style:style style:name="gr35" style:family="graphic" style:parent-style-name="standard">
      <style:graphic-properties draw:stroke="dash" draw:stroke-dash="Fine_20_Dashed" svg:stroke-width="0.05cm" svg:stroke-color="#000000" draw:marker-start-width="0.275cm" draw:marker-end-width="0.275cm" draw:fill="none" draw:textarea-horizontal-align="justify" draw:textarea-vertical-align="middle" draw:auto-grow-height="false" fo:min-height="4.7cm" fo:min-width="7.95cm" fo:padding-top="0.15cm" fo:padding-bottom="0.15cm" fo:padding-left="0.275cm" fo:padding-right="0.275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dddddd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hatch" draw:fill-color="#ffffff" draw:fill-hatch-name="Black_20_45_20_Degrees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 draw:opacity="100%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solid" draw:fill-color="#dddddd"/>
      <style:paragraph-properties fo:text-align="center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solid" draw:fill-color="#ffffff"/>
      <style:paragraph-properties fo:text-align="center"/>
      <style:text-properties fo:font-size="10pt"/>
    </style:style>
    <style:style style:name="P12" style:family="paragraph">
      <loext:graphic-properties draw:fill="solid" draw:fill-color="#ffffff"/>
      <style:paragraph-properties fo:text-align="center"/>
      <style:text-properties fo:font-size="10pt" style:font-size-asian="18pt" style:font-size-complex="18pt"/>
    </style:style>
    <style:style style:name="P13" style:family="paragraph">
      <loext:graphic-properties draw:fill="none" draw:fill-color="#ffffff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solid" draw:fill-color="#dddddd"/>
      <style:paragraph-properties fo:text-align="center"/>
      <style:text-properties fo:font-size="10pt" style:font-size-asian="18pt" style:font-size-complex="18pt"/>
    </style:style>
    <style:style style:name="P15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6" style:family="paragraph">
      <loext:graphic-properties draw:fill="solid" draw:fill-color="#ffff99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7" style:family="paragraph">
      <loext:graphic-properties draw:fill="solid" draw:fill-color="#ffffff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18" style:family="paragraph">
      <loext:graphic-properties draw:fill="solid" draw:fill-color="#ff0000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19" style:family="paragraph">
      <loext:graphic-properties draw:fill="solid" draw:fill-color="#ffff00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20" style:family="paragraph">
      <loext:graphic-properties draw:fill="none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21" style:family="paragraph">
      <loext:graphic-properties draw:fill="none" draw:fill-color="#ffffff"/>
      <style:text-properties fo:font-size="10pt" fo:language="en" fo:country="US" style:font-size-asian="10pt" style:language-asian="zxx" style:country-asian="none" style:font-size-complex="10pt" style:language-complex="zxx" style:country-complex="none"/>
    </style:style>
    <style:style style:name="P22" style:family="paragraph">
      <loext:graphic-properties draw:fill="none" draw:fill-color="#ffffff"/>
      <style:text-properties fo:font-size="10pt" fo:language="en" fo:country="US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style:style style:name="T6" style:family="text">
      <style:text-properties fo:font-size="10pt" fo:language="en" fo:country="US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en" fo:country="US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1cm" svg:x="11cm" svg:y="4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cm" svg:x="7.5cm" svg:y="4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cm" svg:x="4cm" svg:y="4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cm" svg:x="7.501cm" svg:y="2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cm" svg:x="9.5cm" svg:y="2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cm" svg:x="5.5cm" svg:y="2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0.5cm" svg:height="0.5cm" svg:x="5.5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6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.5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7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7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5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9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0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2cm" svg:y="3.75cm">
          <text:p text:style-name="P4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0.5cm" svg:height="0.5cm" svg:x="4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4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5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0.5cm" svg:height="0.5cm" svg:x="5.5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0.5cm" svg:height="0.5cm" svg:x="7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5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0.5cm" svg:height="0.5cm" svg:x="9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0.5cm" svg:height="0.5cm" svg:x="11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1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0.5cm" svg:height="0.5cm" svg:x="12.5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3.5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6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7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9.5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10.5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13cm" svg:y="4.5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6.5cm" svg:y1="3.75cm" svg:x2="5cm" svg:y2="4.25cm">
          <text:p/>
        </draw:line>
        <draw:line draw:style-name="gr7" draw:text-style-name="P7" draw:layer="layout" svg:x1="8.5cm" svg:y1="3.75cm" svg:x2="8.5cm" svg:y2="4.25cm">
          <text:p/>
        </draw:line>
        <draw:line draw:style-name="gr7" draw:text-style-name="P7" draw:layer="layout" svg:x1="10.5cm" svg:y1="3.75cm" svg:x2="12cm" svg:y2="4.25cm">
          <text:p/>
        </draw:line>
        <draw:frame draw:style-name="gr8" draw:text-style-name="P8" draw:layer="layout" svg:width="3.354cm" svg:height="0.753cm" svg:x="11.5cm" svg:y="3.5cm">
          <draw:text-box>
            <text:p><text:span text:style-name="T2">MPI_Scatter()</text:span></text:p>
          </draw:text-box>
        </draw:frame>
        <draw:custom-shape draw:style-name="gr2" draw:text-style-name="P2" draw:layer="layout" svg:width="0.5cm" svg:height="0.5cm" svg:x="4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4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5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5.5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5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9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1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5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0.5cm" svg:height="0.5cm" svg:x="7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0.5cm" svg:height="0.5cm" svg:x="6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0.5cm" svg:height="0.5cm" svg:x="3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0.5cm" svg:height="0.5cm" svg:x="9.5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0.5cm" svg:height="0.5cm" svg:x="10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0.5cm" svg:height="0.5cm" svg:x="13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2cm" svg:y="6.75cm">
          <text:p text:style-name="P4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cm" svg:height="0.5cm" svg:x="4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4.5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5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5.5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6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3.5cm" svg:y="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7.5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8.5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9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9.5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7cm" svg:y="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1cm" svg:y="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11.5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.5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13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0.5cm" svg:x="10.5cm" svg:y="7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0.5cm" svg:x="2cm" svg:y="8.25cm">
          <text:p text:style-name="P4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1cm" svg:height="1cm" svg:x="4.5cm" svg:y="6.5cm">
          <text:p text:style-name="P4"><text:span text:style-name="T2">step()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1cm" svg:height="1cm" svg:x="8cm" svg:y="6.5cm">
          <text:p text:style-name="P4"><text:span text:style-name="T2">step()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1cm" svg:height="1cm" svg:x="11.5cm" svg:y="6.5cm">
          <text:p text:style-name="P4"><text:span text:style-name="T2">step()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2cm" svg:height="1cm" svg:x="5.5cm" svg:y="8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cm" svg:x="7.5cm" svg:y="8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cm" svg:height="1cm" svg:x="9.501cm" svg:y="8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5cm" svg:height="0.5cm" svg:x="5.5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6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6.5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7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7.5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8.5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9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9.5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5cm" svg:height="0.5cm" svg:x="10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0.5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9cm">
          <text:p/>
          <draw:enhanced-geometry svg:viewBox="0 0 21600 21600" draw:type="rectangle" draw:enhanced-path="M 0 0 L 21600 0 21600 21600 0 21600 0 0 Z N"/>
        </draw:custom-shape>
        <draw:line draw:style-name="gr7" draw:text-style-name="P7" draw:layer="layout" svg:x1="5cm" svg:y1="8cm" svg:x2="6.25cm" svg:y2="8.75cm">
          <text:p/>
        </draw:line>
        <draw:line draw:style-name="gr7" draw:text-style-name="P7" draw:layer="layout" svg:x1="8.5cm" svg:y1="8cm" svg:x2="8.5cm" svg:y2="8.75cm">
          <text:p/>
        </draw:line>
        <draw:line draw:style-name="gr7" draw:text-style-name="P7" draw:layer="layout" svg:x1="12cm" svg:y1="8cm" svg:x2="10.5cm" svg:y2="8.75cm">
          <text:p/>
        </draw:line>
        <draw:line draw:style-name="gr7" draw:text-style-name="P7" draw:layer="layout" svg:x1="8.5cm" svg:y1="7.975cm" svg:x2="8.5cm" svg:y2="8.725cm">
          <text:p/>
        </draw:line>
        <draw:frame draw:style-name="gr10" draw:text-style-name="P8" draw:layer="layout" svg:width="3.142cm" svg:height="0.753cm" svg:x="11.358cm" svg:y="8cm">
          <draw:text-box>
            <text:p><text:span text:style-name="T2">MPI_Gather()</text:span></text:p>
          </draw:text-box>
        </draw:frame>
        <draw:custom-shape draw:style-name="gr5" draw:text-style-name="P5" draw:layer="layout" svg:width="0.5cm" svg:height="0.5cm" svg:x="2cm" svg:y="5.25cm">
          <text:p text:style-name="P4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5.75cm" svg:y1="5cm" svg:x2="7.25cm" svg:y2="6cm" draw:start-shape="id1" draw:start-glue-point="2" draw:end-shape="id2" draw:end-glue-point="0" svg:d="M5750 5000l1500 1000" svg:viewBox="0 0 1501 1001">
          <text:p/>
        </draw:connector>
        <draw:connector draw:style-name="gr7" draw:text-style-name="P7" draw:layer="layout" draw:type="line" svg:x1="7.75cm" svg:y1="5cm" svg:x2="6.25cm" svg:y2="6cm" draw:start-shape="id3" draw:start-glue-point="2" draw:end-shape="id4" draw:end-glue-point="0" svg:d="M7750 5000l-1500 1000" svg:viewBox="0 0 1501 1001">
          <text:p/>
        </draw:connector>
        <draw:connector draw:style-name="gr7" draw:text-style-name="P7" draw:layer="layout" draw:type="line" svg:x1="9.25cm" svg:y1="5cm" svg:x2="10.75cm" svg:y2="6cm" draw:start-shape="id5" draw:start-glue-point="2" draw:end-shape="id6" draw:end-glue-point="0" svg:d="M9250 5000l1500 1000" svg:viewBox="0 0 1501 1001">
          <text:p/>
        </draw:connector>
        <draw:connector draw:style-name="gr7" draw:text-style-name="P7" draw:layer="layout" draw:type="line" svg:x1="11.25cm" svg:y1="5cm" svg:x2="9.75cm" svg:y2="6cm" draw:start-shape="id7" draw:start-glue-point="2" draw:end-shape="id8" draw:end-glue-point="0" svg:d="M11250 5000l-1500 1000" svg:viewBox="0 0 1501 1001">
          <text:p/>
        </draw:connector>
        <draw:connector draw:style-name="gr7" draw:text-style-name="P7" draw:layer="layout" draw:type="line" svg:x1="12.75cm" svg:y1="5cm" svg:x2="14.313cm" svg:y2="5.995cm" draw:start-shape="id9" draw:start-glue-point="2" svg:d="M12750 5000l1563 995" svg:viewBox="0 0 1564 996">
          <text:p/>
        </draw:connector>
        <draw:connector draw:style-name="gr11" draw:text-style-name="P7" draw:layer="layout" draw:type="line" svg:x1="14.518cm" svg:y1="5.202cm" svg:x2="13.25cm" svg:y2="6cm" draw:end-shape="id10" draw:end-glue-point="0" svg:d="M14518 5202l-1268 798" svg:viewBox="0 0 1269 799">
          <text:p/>
        </draw:connector>
        <draw:connector draw:style-name="gr11" draw:text-style-name="P7" draw:layer="layout" draw:type="line" svg:x1="2.643cm" svg:y1="5.049cm" svg:x2="3.75cm" svg:y2="6cm" draw:end-shape="id11" draw:end-glue-point="0" svg:d="M2643 5049l1107 951" svg:viewBox="0 0 1108 952">
          <text:p/>
        </draw:connector>
        <draw:connector draw:style-name="gr7" draw:text-style-name="P7" draw:layer="layout" draw:type="line" svg:x1="4.25cm" svg:y1="5cm" svg:x2="2.784cm" svg:y2="6.009cm" draw:start-shape="id12" draw:start-glue-point="2" svg:d="M4250 5000l-1466 1009" svg:viewBox="0 0 1467 1010">
          <text:p/>
        </draw:connector>
        <draw:frame draw:style-name="gr12" draw:text-style-name="P8" draw:layer="layout" svg:width="3.565cm" svg:height="0.753cm" svg:x="10.235cm" svg:y="5.247cm">
          <draw:text-box>
            <text:p><text:span text:style-name="T2">MPI_Sendrecv()</text:span></text:p>
          </draw:text-box>
        </draw:frame>
        <draw:custom-shape draw:style-name="gr13" draw:text-style-name="P6" draw:layer="layout" svg:width="0.5cm" svg:height="0.5cm" svg:x="5cm" svg:y="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5cm" svg:height="0.5cm" svg:x="11.5cm" svg:y="3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.66cm" svg:height="0.753cm" svg:x="11.896cm" svg:y="2.85cm">
          <draw:text-box>
            <text:p><text:span text:style-name="T2">cur[]</text:span></text:p>
          </draw:text-box>
        </draw:frame>
        <draw:frame draw:style-name="gr15" draw:text-style-name="P8" draw:layer="layout" svg:width="2.93cm" svg:height="0.753cm" svg:x="13.32cm" svg:y="4.35cm">
          <draw:text-box>
            <text:p><text:span text:style-name="T2">local_cur[]</text:span></text:p>
          </draw:text-box>
        </draw:frame>
        <draw:frame draw:style-name="gr10" draw:text-style-name="P8" draw:layer="layout" svg:width="3.142cm" svg:height="0.753cm" svg:x="13.35cm" svg:y="7.397cm">
          <draw:text-box>
            <text:p><text:span text:style-name="T2">local_next[]</text:span></text:p>
          </draw:text-box>
        </draw:frame>
        <draw:custom-shape draw:style-name="gr13" draw:text-style-name="P6" draw:layer="layout" svg:width="0.5cm" svg:height="0.5cm" svg:x="11.5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5cm" svg:height="0.5cm" svg:x="5cm" svg:y="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cm" svg:height="0.5cm" svg:x="3cm" svg:y="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5cm" svg:height="0.5cm" svg:x="3.5cm" svg:y="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5cm" svg:height="0.5cm" svg:x="4cm" svg:y="1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0.5cm" svg:height="0.5cm" svg:x="4.5cm" svg:y="13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5cm" svg:height="0.5cm" svg:x="6.5cm" svg:y="13cm">
          <text:p text:style-name="P4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5cm" svg:height="0.5cm" svg:x="7cm" svg:y="13cm">
          <text:p text:style-name="P4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5cm" svg:height="0.5cm" svg:x="7.5cm" svg:y="13cm">
          <text:p text:style-name="P4"><text:span text:style-name="T4">d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5cm" svg:height="0.5cm" svg:x="8cm" svg:y="13cm">
          <text:p text:style-name="P4"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5cm" svg:height="0.5cm" svg:x="5cm" svg:y="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5cm" svg:height="0.5cm" svg:x="2.5cm" svg:y="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5cm" svg:height="0.5cm" svg:x="6cm" svg:y="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5cm" svg:height="0.5cm" svg:x="8.5cm" svg:y="13cm">
          <text:p/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2.93cm" svg:height="0.753cm" svg:x="12.35cm" svg:y="12.85cm">
          <draw:text-box>
            <text:p><text:span text:style-name="T2">local_cur[]</text:span></text:p>
          </draw:text-box>
        </draw:frame>
        <draw:custom-shape draw:style-name="gr17" draw:text-style-name="P12" draw:layer="layout" svg:width="0.5cm" svg:height="0.5cm" svg:x="10cm" svg:y="13cm">
          <text:p text:style-name="P4"><text:span text:style-name="T4">f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0.5cm" svg:height="0.5cm" svg:x="10.5cm" svg:y="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0.5cm" svg:height="0.5cm" svg:x="11cm" svg:y="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0.5cm" svg:height="0.5cm" svg:x="11.5cm" svg:y="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5cm" svg:height="0.5cm" svg:x="9.5cm" svg:y="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xml:id="id22" draw:id="id22" draw:layer="layout" svg:width="0.5cm" svg:height="0.5cm" svg:x="12cm" svg:y="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cm" svg:height="0.5cm" svg:x="3cm" svg:y="14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5cm" svg:height="0.5cm" svg:x="3.5cm" svg:y="14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5cm" svg:height="0.5cm" svg:x="4cm" svg:y="14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15" draw:id="id15" draw:layer="layout" svg:width="0.5cm" svg:height="0.5cm" svg:x="4.5cm" svg:y="14.5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5cm" svg:height="0.5cm" svg:x="6.5cm" svg:y="14.5cm">
          <text:p text:style-name="P4"><text:span text:style-name="T4">b</text:span></text:p>
          <draw:enhanced-geometry svg:viewBox="0 0 21600 21600" draw:mirror-vertical="false" draw:type="rectangle" draw:enhanced-path="M 0 0 L 21600 0 21600 21600 0 21600 0 0 Z N"/>
        </draw:custom-shape>
        <draw:custom-shape draw:style-name="gr17" draw:text-style-name="P12" draw:layer="layout" svg:width="0.5cm" svg:height="0.5cm" svg:x="7cm" svg:y="14.5cm">
          <text:p text:style-name="P4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5cm" svg:height="0.5cm" svg:x="7.5cm" svg:y="14.5cm">
          <text:p text:style-name="P4"><text:span text:style-name="T4">d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13" draw:id="id13" draw:layer="layout" svg:width="0.5cm" svg:height="0.5cm" svg:x="8cm" svg:y="14.5cm">
          <text:p text:style-name="P4"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5cm" svg:height="0.5cm" svg:x="2.5cm" svg:y="14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xml:id="id16" draw:id="id16" draw:layer="layout" svg:width="0.5cm" svg:height="0.5cm" svg:x="6cm" svg:y="14.5cm">
          <text:p text:style-name="P4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5cm" svg:height="0.5cm" svg:x="10cm" svg:y="14.5cm">
          <text:p text:style-name="P4"><text:span text:style-name="T4">f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0.5cm" svg:height="0.5cm" svg:x="10.5cm" svg:y="14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0.5cm" svg:height="0.5cm" svg:x="11cm" svg:y="14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0.5cm" svg:height="0.5cm" svg:x="11.5cm" svg:y="14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xml:id="id14" draw:id="id14" draw:layer="layout" svg:width="0.5cm" svg:height="0.5cm" svg:x="9.5cm" svg:y="14.5cm">
          <text:p text:style-name="P4"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5cm" svg:height="0.5cm" svg:x="12cm" svg:y="14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5cm" svg:height="0.5cm" svg:x="3cm" svg:y="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5cm" svg:height="0.5cm" svg:x="3.5cm" svg:y="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0.5cm" svg:height="0.5cm" svg:x="4cm" svg:y="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0.5cm" svg:height="0.5cm" svg:x="4.5cm" svg:y="16cm">
          <text:p text:style-name="P4"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17" draw:id="id17" draw:layer="layout" svg:width="0.5cm" svg:height="0.5cm" svg:x="6.5cm" svg:y="16cm">
          <text:p text:style-name="P4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5cm" svg:height="0.5cm" svg:x="7cm" svg:y="16cm">
          <text:p text:style-name="P4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5cm" svg:height="0.5cm" svg:x="7.5cm" svg:y="16cm">
          <text:p text:style-name="P4"><text:span text:style-name="T4">d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0.5cm" svg:height="0.5cm" svg:x="8cm" svg:y="16cm">
          <text:p text:style-name="P4"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18" draw:id="id18" draw:layer="layout" svg:width="0.5cm" svg:height="0.5cm" svg:x="5cm" svg:y="16cm">
          <text:p text:style-name="P4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5cm" svg:height="0.5cm" svg:x="2.5cm" svg:y="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5cm" svg:height="0.5cm" svg:x="6cm" svg:y="16cm">
          <text:p text:style-name="P4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20" draw:id="id20" draw:layer="layout" svg:width="0.5cm" svg:height="0.5cm" svg:x="8.5cm" svg:y="16cm">
          <text:p text:style-name="P4"><text:span text:style-name="T4">f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19" draw:id="id19" draw:layer="layout" svg:width="0.5cm" svg:height="0.5cm" svg:x="10cm" svg:y="16cm">
          <text:p text:style-name="P4"><text:span text:style-name="T4">f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0.5cm" svg:height="0.5cm" svg:x="10.5cm" svg:y="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0.5cm" svg:height="0.5cm" svg:x="11cm" svg:y="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0.5cm" svg:height="0.5cm" svg:x="11.5cm" svg:y="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0.5cm" svg:height="0.5cm" svg:x="9.5cm" svg:y="16cm">
          <text:p text:style-name="P4"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5cm" svg:height="0.5cm" svg:x="12cm" svg:y="16cm">
          <text:p/>
          <draw:enhanced-geometry svg:viewBox="0 0 21600 21600" draw:type="rectangle" draw:enhanced-path="M 0 0 L 21600 0 21600 21600 0 21600 0 0 Z N"/>
        </draw:custom-shape>
        <draw:connector draw:style-name="gr20" draw:text-style-name="P7" draw:layer="layout" draw:type="curve" draw:line-skew="0.251cm" svg:x1="8.25cm" svg:y1="14.5cm" svg:x2="9.75cm" svg:y2="14.5cm" draw:start-shape="id13" draw:start-glue-point="0" draw:end-shape="id14" draw:end-glue-point="0" svg:d="M8250 14500c0-375 1500-375 1500 0" svg:viewBox="0 0 1501 282">
          <text:p/>
        </draw:connector>
        <draw:connector draw:style-name="gr20" draw:text-style-name="P7" draw:layer="layout" draw:type="curve" draw:line-skew="0.251cm" svg:x1="4.75cm" svg:y1="14.5cm" svg:x2="6.25cm" svg:y2="14.5cm" draw:start-shape="id15" draw:start-glue-point="0" draw:end-shape="id16" draw:end-glue-point="0" svg:d="M4750 14500c0-375 1500-375 1500 0" svg:viewBox="0 0 1501 282">
          <text:p/>
        </draw:connector>
        <draw:custom-shape draw:style-name="gr13" draw:text-style-name="P6" draw:layer="layout" svg:width="0.5cm" svg:height="0.5cm" svg:x="5cm" svg:y="14.5cm">
          <text:p/>
          <draw:enhanced-geometry svg:viewBox="0 0 21600 21600" draw:type="rectangle" draw:enhanced-path="M 0 0 L 21600 0 21600 21600 0 21600 0 0 Z N"/>
        </draw:custom-shape>
        <draw:connector draw:style-name="gr20" draw:text-style-name="P7" draw:layer="layout" draw:type="curve" draw:line-skew="0.251cm" svg:x1="6.75cm" svg:y1="16cm" svg:x2="5.25cm" svg:y2="16cm" draw:start-shape="id17" draw:start-glue-point="0" draw:end-shape="id18" draw:end-glue-point="0" svg:d="M6750 16000c0-375-1500-375-1500 0" svg:viewBox="0 0 1501 282">
          <text:p/>
        </draw:connector>
        <draw:connector draw:style-name="gr20" draw:text-style-name="P7" draw:layer="layout" draw:type="curve" draw:line-skew="0.251cm" svg:x1="10.25cm" svg:y1="16cm" svg:x2="8.75cm" svg:y2="16cm" draw:start-shape="id19" draw:start-glue-point="0" draw:end-shape="id20" draw:end-glue-point="0" svg:d="M10250 16000c0-375-1500-375-1500 0" svg:viewBox="0 0 1501 282">
          <text:p/>
        </draw:connector>
        <draw:custom-shape draw:style-name="gr13" draw:text-style-name="P6" draw:layer="layout" svg:width="0.5cm" svg:height="0.5cm" svg:x="8.5cm" svg:y="14.5cm">
          <text:p/>
          <draw:enhanced-geometry svg:viewBox="0 0 21600 21600" draw:type="rectangle" draw:enhanced-path="M 0 0 L 21600 0 21600 21600 0 21600 0 0 Z N"/>
        </draw:custom-shape>
        <draw:frame draw:style-name="gr21" draw:text-style-name="P15" xml:id="id21" draw:id="id21" draw:layer="layout" svg:width="0.896cm" svg:height="0.845cm" svg:x="13.104cm" svg:y="13.955cm">
          <draw:text-box>
            <text:p><text:span text:style-name="T5">ghost</text:span></text:p>
            <text:p><text:span text:style-name="T5">cell</text:span></text:p>
          </draw:text-box>
        </draw:frame>
        <draw:connector draw:style-name="gr22" draw:text-style-name="P7" draw:layer="layout" draw:type="line" svg:x1="13.104cm" svg:y1="14.377cm" svg:x2="12.25cm" svg:y2="13.5cm" draw:start-shape="id21" draw:start-glue-point="3" draw:end-shape="id22" draw:end-glue-point="2" svg:d="M13104 14377l-854-877" svg:viewBox="0 0 855 878">
          <text:p/>
        </draw:connector>
        <draw:custom-shape draw:style-name="gr23" draw:text-style-name="P7" draw:layer="layout" svg:width="15.5cm" svg:height="8.5cm" svg:x="1.5cm" svg:y="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15.5cm" svg:height="5.5cm" svg:x="1.5cm" svg:y="12cm">
          <text:p/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4.524cm" svg:height="0.649cm" svg:x="1.5cm" svg:y="11.351cm">
          <draw:text-box>
            <text:p><text:span text:style-name="T2">mpi-rule30-fig5.png</text:span></text:p>
          </draw:text-box>
        </draw:frame>
        <draw:frame draw:style-name="gr25" draw:text-style-name="P16" draw:layer="layout" svg:width="4.524cm" svg:height="0.649cm" svg:x="1.5cm" svg:y="1.351cm">
          <draw:text-box>
            <text:p><text:span text:style-name="T2">mpi-rule30-fig4.png</text:span></text:p>
          </draw:text-box>
        </draw:frame>
        <draw:custom-shape draw:style-name="gr26" draw:text-style-name="P17" draw:layer="layout" svg:width="0.786cm" svg:height="0.75cm" svg:x="6cm" svg:y="19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785cm" svg:height="0.75cm" svg:x="6.786cm" svg:y="19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0.786cm" svg:height="0.75cm" svg:x="7.571cm" svg:y="19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0.786cm" svg:height="0.75cm" svg:x="8.357cm" svg:y="19.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0.786cm" svg:height="0.75cm" svg:x="9.143cm" svg:y="19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785cm" svg:height="0.75cm" svg:x="9.929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0.786cm" svg:height="0.75cm" svg:x="10.714cm" svg:y="19.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0.786cm" svg:height="0.75cm" svg:x="6cm" svg:y="20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785cm" svg:height="0.75cm" svg:x="6.786cm" svg:y="2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0.786cm" svg:height="0.75cm" svg:x="7.571cm" svg:y="20.7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0.786cm" svg:height="0.75cm" svg:x="8.357cm" svg:y="2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0.786cm" svg:height="0.75cm" svg:x="9.143cm" svg:y="20.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785cm" svg:height="0.75cm" svg:x="9.929cm" svg:y="20.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0.786cm" svg:height="0.75cm" svg:x="10.714cm" svg:y="20.75cm">
          <text:p/>
          <draw:enhanced-geometry svg:viewBox="0 0 21600 21600" draw:type="rectangle" draw:enhanced-path="M 0 0 L 21600 0 21600 21600 0 21600 0 0 Z N"/>
        </draw:custom-shape>
        <draw:line draw:style-name="gr30" draw:text-style-name="P20" draw:layer="layout" svg:x1="5cm" svg:y1="19.42cm" svg:x2="5cm" svg:y2="22.75cm">
          <text:p/>
        </draw:line>
        <draw:frame draw:style-name="gr31" draw:text-style-name="P21" draw:layer="layout" svg:width="1.991cm" svg:height="1.062cm" draw:transform="rotate (1.5707963267949) translate (4.35cm 21.75cm)">
          <draw:text-box>
            <text:p><text:span text:style-name="T6">Step</text:span></text:p>
          </draw:text-box>
        </draw:frame>
        <draw:custom-shape draw:style-name="gr26" draw:text-style-name="P17" draw:layer="layout" svg:width="0.786cm" svg:height="0.75cm" svg:x="6cm" svg:y="2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785cm" svg:height="0.75cm" svg:x="6.786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0.786cm" svg:height="0.75cm" svg:x="7.571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0.786cm" svg:height="0.75cm" svg:x="8.357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0.786cm" svg:height="0.75cm" svg:x="9.143cm" svg:y="2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785cm" svg:height="0.75cm" svg:x="9.929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0.786cm" svg:height="0.75cm" svg:x="10.714cm" svg:y="22cm">
          <text:p/>
          <draw:enhanced-geometry svg:viewBox="0 0 21600 21600" draw:type="rectangle" draw:enhanced-path="M 0 0 L 21600 0 21600 21600 0 21600 0 0 Z N"/>
        </draw:custom-shape>
        <draw:line draw:style-name="gr32" draw:text-style-name="P20" draw:layer="layout" svg:x1="7.964cm" svg:y1="19.875cm" svg:x2="8.75cm" svg:y2="20.75cm">
          <text:p/>
        </draw:line>
        <draw:line draw:style-name="gr33" draw:text-style-name="P20" draw:layer="layout" svg:x1="8.75cm" svg:y1="19.875cm" svg:x2="8.75cm" svg:y2="20.75cm">
          <text:p/>
        </draw:line>
        <draw:line draw:style-name="gr33" draw:text-style-name="P20" draw:layer="layout" svg:x1="9.536cm" svg:y1="19.875cm" svg:x2="8.75cm" svg:y2="20.75cm">
          <text:p/>
        </draw:line>
        <draw:frame draw:style-name="gr34" draw:text-style-name="P22" draw:layer="layout" svg:width="0.33cm" svg:height="0.645cm" svg:x="5.42cm" svg:y="19.5cm">
          <draw:text-box>
            <text:p><text:span text:style-name="T7">t</text:span></text:p>
          </draw:text-box>
        </draw:frame>
        <draw:frame draw:style-name="gr34" draw:text-style-name="P22" draw:layer="layout" svg:width="1.03cm" svg:height="0.645cm" svg:x="4.97cm" svg:y="20.75cm">
          <draw:text-box>
            <text:p><text:span text:style-name="T7">t+1</text:span></text:p>
          </draw:text-box>
        </draw:frame>
        <draw:frame draw:style-name="gr34" draw:text-style-name="P22" draw:layer="layout" svg:width="1.1cm" svg:height="0.645cm" svg:x="5cm" svg:y="22cm">
          <draw:text-box>
            <text:p><text:span text:style-name="T7">t+2</text:span></text:p>
          </draw:text-box>
        </draw:frame>
        <draw:custom-shape draw:style-name="gr35" draw:text-style-name="P7" draw:layer="layout" svg:width="8.5cm" svg:height="5cm" svg:x="4cm" svg:y="18.5cm">
          <text:p/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4.524cm" svg:height="0.649cm" svg:x="3.976cm" svg:y="17.851cm">
          <draw:text-box>
            <text:p><text:span text:style-name="T2">mpi-rule30-fig1.p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1-23T13:21:23.174359358</dc:date>
    <dc:creator>Moreno Marzolla</dc:creator>
    <meta:editing-duration>PT16M42S</meta:editing-duration>
    <meta:editing-cycles>12</meta:editing-cycles>
    <meta:generator>LibreOffice/6.0.7.3$Linux_X86_64 LibreOffice_project/00m0$Build-3</meta:generator>
    <meta:document-statistic meta:object-count="215"/>
  </office:meta>
</office:document-meta>
</file>